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445c1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66df0a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4ee86b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5f116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747a8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81351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52e892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52e892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2.004cm"/>
        </style:tab-stops>
      </style:paragraph-properties>
      <style:text-properties style:font-name="Comic Sans MS" style:text-underline-style="solid" style:text-underline-width="auto" style:text-underline-color="font-color" fo:font-weight="bold" officeooo:rsid="0015f06d" officeooo:paragraph-rsid="0052e892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1f8fad" officeooo:paragraph-rsid="0052e892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bold" officeooo:rsid="0015f06d" officeooo:paragraph-rsid="0052e892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officeooo:rsid="001fe037" officeooo:paragraph-rsid="00690472"/>
    </style:style>
    <style:style style:name="P37" style:family="paragraph" style:parent-style-name="Standard">
      <style:paragraph-properties fo:text-align="justify" style:justify-single-word="false"/>
      <style:text-properties style:font-name="Comic Sans MS" officeooo:rsid="001f8fad" officeooo:paragraph-rsid="0052e892"/>
    </style:style>
    <style:style style:name="P38" style:family="paragraph" style:parent-style-name="Standard">
      <style:paragraph-properties fo:text-align="justify" style:justify-single-word="false"/>
      <style:text-properties style:font-name="Comic Sans MS" officeooo:rsid="0015f06d" officeooo:paragraph-rsid="0052e892"/>
    </style:style>
    <style:style style:name="P39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52e89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52e892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8fad" officeooo:paragraph-rsid="0054710a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3c8d70" style:font-weight-asian="bold" style:font-weight-complex="bold"/>
    </style:style>
    <style:style style:name="T8" style:family="text">
      <style:text-properties fo:font-weight="bold" officeooo:rsid="003d70f8" style:font-weight-asian="bold" style:font-weight-complex="bold"/>
    </style:style>
    <style:style style:name="T9" style:family="text">
      <style:text-properties fo:font-weight="bold" officeooo:rsid="003e68b9" style:font-weight-asian="bold" style:font-weight-complex="bold"/>
    </style:style>
    <style:style style:name="T10" style:family="text">
      <style:text-properties fo:font-weight="bold" officeooo:rsid="0040115c" style:font-weight-asian="bold" style:font-weight-complex="bold"/>
    </style:style>
    <style:style style:name="T11" style:family="text">
      <style:text-properties fo:font-weight="bold" officeooo:rsid="0048fe6a" style:font-weight-asian="bold" style:font-weight-complex="bold"/>
    </style:style>
    <style:style style:name="T12" style:family="text">
      <style:text-properties fo:font-weight="bold" officeooo:rsid="004a5804" style:font-weight-asian="bold" style:font-weight-complex="bold"/>
    </style:style>
    <style:style style:name="T13" style:family="text">
      <style:text-properties fo:font-weight="bold" officeooo:rsid="00511f42" style:font-weight-asian="bold" style:font-weight-complex="bold"/>
    </style:style>
    <style:style style:name="T14" style:family="text">
      <style:text-properties fo:font-weight="bold" officeooo:rsid="0052e892" style:font-weight-asian="bold" style:font-weight-complex="bold"/>
    </style:style>
    <style:style style:name="T15" style:family="text">
      <style:text-properties fo:font-weight="bold" officeooo:rsid="0015f06d" style:font-weight-asian="bold" style:font-weight-complex="bold"/>
    </style:style>
    <style:style style:name="T16" style:family="text">
      <style:text-properties fo:font-weight="bold" officeooo:rsid="001db45d" style:font-weight-asian="bold" style:font-weight-complex="bold"/>
    </style:style>
    <style:style style:name="T17" style:family="text">
      <style:text-properties fo:font-weight="bold" officeooo:rsid="0055f116" style:font-weight-asian="bold" style:font-weight-complex="bold"/>
    </style:style>
    <style:style style:name="T18" style:family="text">
      <style:text-properties fo:font-weight="bold" officeooo:rsid="005747a8" style:font-weight-asian="bold" style:font-weight-complex="bold"/>
    </style:style>
    <style:style style:name="T19" style:family="text">
      <style:text-properties fo:font-weight="bold" officeooo:rsid="00581351" style:font-weight-asian="bold" style:font-weight-complex="bold"/>
    </style:style>
    <style:style style:name="T20" style:family="text">
      <style:text-properties fo:font-weight="bold" officeooo:rsid="0066df0a" style:font-weight-asian="bold" style:font-weight-complex="bold"/>
    </style:style>
    <style:style style:name="T21" style:family="text">
      <style:text-properties fo:font-weight="bold" officeooo:rsid="00678f98" style:font-weight-asian="bold" style:font-weight-complex="bold"/>
    </style:style>
    <style:style style:name="T22" style:family="text">
      <style:text-properties fo:font-weight="bold" officeooo:rsid="006c7ae0" style:font-weight-asian="bold" style:font-weight-complex="bold"/>
    </style:style>
    <style:style style:name="T23" style:family="text">
      <style:text-properties fo:font-weight="bold" officeooo:rsid="00700180" style:font-weight-asian="bold" style:font-weight-complex="bold"/>
    </style:style>
    <style:style style:name="T24" style:family="text">
      <style:text-properties fo:font-weight="bold" officeooo:rsid="0071abe8" style:font-weight-asian="bold" style:font-weight-complex="bold"/>
    </style:style>
    <style:style style:name="T25" style:family="text">
      <style:text-properties fo:font-weight="bold" fo:background-color="transparent" loext:char-shading-value="0" style:font-weight-asian="bold" style:font-weight-complex="bold"/>
    </style:style>
    <style:style style:name="T26" style:family="text">
      <style:text-properties fo:font-weight="bold" officeooo:rsid="00215f24" fo:background-color="transparent" loext:char-shading-value="0" style:font-weight-asian="bold" style:font-weight-complex="bold"/>
    </style:style>
    <style:style style:name="T27" style:family="text">
      <style:text-properties fo:font-weight="bold" officeooo:rsid="0021c74e" fo:background-color="transparent" loext:char-shading-value="0" style:font-weight-asian="bold" style:font-weight-complex="bold"/>
    </style:style>
    <style:style style:name="T28" style:family="text">
      <style:text-properties fo:font-weight="bold" officeooo:rsid="00231850" fo:background-color="transparent" loext:char-shading-value="0" style:font-weight-asian="bold" style:font-weight-complex="bold"/>
    </style:style>
    <style:style style:name="T29" style:family="text">
      <style:text-properties fo:font-weight="bold" officeooo:rsid="0023c944" fo:background-color="transparent" loext:char-shading-value="0" style:font-weight-asian="bold" style:font-weight-complex="bold"/>
    </style:style>
    <style:style style:name="T30" style:family="text">
      <style:text-properties fo:font-weight="bold" officeooo:rsid="0030820d" fo:background-color="transparent" loext:char-shading-value="0" style:font-weight-asian="bold" style:font-weight-complex="bold"/>
    </style:style>
    <style:style style:name="T31" style:family="text">
      <style:text-properties fo:font-weight="bold" officeooo:rsid="004044b3" fo:background-color="transparent" loext:char-shading-value="0" style:font-weight-asian="bold" style:font-weight-complex="bold"/>
    </style:style>
    <style:style style:name="T32" style:family="text">
      <style:text-properties fo:font-weight="bold" officeooo:rsid="0041b37a" fo:background-color="transparent" loext:char-shading-value="0" style:font-weight-asian="bold" style:font-weight-complex="bold"/>
    </style:style>
    <style:style style:name="T33" style:family="text">
      <style:text-properties fo:font-weight="bold" officeooo:rsid="00511f42" fo:background-color="transparent" loext:char-shading-value="0" style:font-weight-asian="bold" style:font-weight-complex="bold"/>
    </style:style>
    <style:style style:name="T34" style:family="text">
      <style:text-properties fo:font-weight="bold" officeooo:rsid="0052e892" fo:background-color="transparent" loext:char-shading-value="0" style:font-weight-asian="bold" style:font-weight-complex="bold"/>
    </style:style>
    <style:style style:name="T35" style:family="text">
      <style:text-properties fo:font-weight="bold" officeooo:rsid="006b78d4" fo:background-color="transparent" loext:char-shading-value="0" style:font-weight-asian="bold" style:font-weight-complex="bold"/>
    </style:style>
    <style:style style:name="T36" style:family="text">
      <style:text-properties fo:font-weight="bold" officeooo:rsid="006e9dcf" fo:background-color="transparent" loext:char-shading-value="0" style:font-weight-asian="bold" style:font-weight-complex="bold"/>
    </style:style>
    <style:style style:name="T37" style:family="text">
      <style:text-properties fo:font-weight="bold" officeooo:rsid="006e9dcf" fo:background-color="transparent" loext:char-shading-value="0" style:font-weight-asian="bold" style:font-weight-complex="bold"/>
    </style:style>
    <style:style style:name="T38" style:family="text">
      <style:text-properties fo:font-weight="bold" fo:background-color="transparent" loext:char-shading-value="0" style:font-weight-asian="bold" style:font-weight-complex="bold"/>
    </style:style>
    <style:style style:name="T39" style:family="text">
      <style:text-properties fo:font-weight="bold" fo:background-color="#ffff00" loext:char-shading-value="0" style:font-weight-asian="bold" style:font-weight-complex="bold"/>
    </style:style>
    <style:style style:name="T40" style:family="text">
      <style:text-properties fo:font-weight="bold" officeooo:rsid="006e9dcf" fo:background-color="#ffff00" loext:char-shading-value="0" style:font-weight-asian="bold" style:font-weight-complex="bold"/>
    </style:style>
    <style:style style:name="T41" style:family="text">
      <style:text-properties officeooo:rsid="001fe094"/>
    </style:style>
    <style:style style:name="T42" style:family="text">
      <style:text-properties officeooo:rsid="00215f24"/>
    </style:style>
    <style:style style:name="T43" style:family="text">
      <style:text-properties officeooo:rsid="00231850"/>
    </style:style>
    <style:style style:name="T44" style:family="text">
      <style:text-properties officeooo:rsid="0023c944"/>
    </style:style>
    <style:style style:name="T45" style:family="text">
      <style:text-properties officeooo:rsid="00261bc4"/>
    </style:style>
    <style:style style:name="T46" style:family="text">
      <style:text-properties fo:background-color="transparent" loext:char-shading-value="0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29024f"/>
    </style:style>
    <style:style style:name="T49" style:family="text">
      <style:text-properties officeooo:rsid="00293b7b"/>
    </style:style>
    <style:style style:name="T50" style:family="text">
      <style:text-properties officeooo:rsid="00317553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343ba6" style:font-weight-asian="normal" style:font-weight-complex="normal"/>
    </style:style>
    <style:style style:name="T53" style:family="text">
      <style:text-properties fo:font-weight="normal" officeooo:rsid="0033ecfe" style:font-weight-asian="normal" style:font-weight-complex="normal"/>
    </style:style>
    <style:style style:name="T54" style:family="text">
      <style:text-properties fo:font-weight="normal" officeooo:rsid="0038a590" style:font-weight-asian="normal" style:font-weight-complex="normal"/>
    </style:style>
    <style:style style:name="T55" style:family="text">
      <style:text-properties fo:font-weight="normal" officeooo:rsid="004d438c" style:font-weight-asian="normal" style:font-weight-complex="normal"/>
    </style:style>
    <style:style style:name="T56" style:family="text">
      <style:text-properties officeooo:rsid="00343ba6"/>
    </style:style>
    <style:style style:name="T57" style:family="text">
      <style:text-properties officeooo:rsid="0038a590"/>
    </style:style>
    <style:style style:name="T58" style:family="text">
      <style:text-properties officeooo:rsid="00445c1e"/>
    </style:style>
    <style:style style:name="T59" style:family="text">
      <style:text-properties officeooo:rsid="00493408"/>
    </style:style>
    <style:style style:name="T60" style:family="text">
      <style:text-properties officeooo:rsid="00511f42"/>
    </style:style>
    <style:style style:name="T61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62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63" style:family="text">
      <style:text-properties style:font-name="Comic Sans MS" fo:font-weight="bold" officeooo:rsid="0015f06d" style:font-weight-asian="bold" style:font-weight-complex="bold"/>
    </style:style>
    <style:style style:name="T64" style:family="text">
      <style:text-properties style:font-name="Comic Sans MS" fo:font-weight="bold" officeooo:rsid="001db45d" style:font-weight-asian="bold" style:font-weight-complex="bold"/>
    </style:style>
    <style:style style:name="T65" style:family="text">
      <style:text-properties style:font-name="Comic Sans MS" fo:font-weight="bold" officeooo:rsid="0052e892" style:font-weight-asian="bold" style:font-weight-complex="bold"/>
    </style:style>
    <style:style style:name="T66" style:family="text">
      <style:text-properties style:font-name="Comic Sans MS" fo:font-weight="bold" officeooo:rsid="004ee86b" fo:background-color="transparent" loext:char-shading-value="0" style:font-weight-asian="bold" style:font-weight-complex="bold"/>
    </style:style>
    <style:style style:name="T67" style:family="text">
      <style:text-properties style:font-name="Comic Sans MS" fo:font-weight="bold" officeooo:rsid="0052e892" fo:background-color="transparent" loext:char-shading-value="0" style:font-weight-asian="bold" style:font-weight-complex="bold"/>
    </style:style>
    <style:style style:name="T68" style:family="text">
      <style:text-properties style:font-name="Comic Sans MS" officeooo:rsid="0015f06d"/>
    </style:style>
    <style:style style:name="T69" style:family="text">
      <style:text-properties style:font-name="Comic Sans MS" officeooo:rsid="001db45d"/>
    </style:style>
    <style:style style:name="T70" style:family="text">
      <style:text-properties style:font-name="Comic Sans MS" officeooo:rsid="003c8903"/>
    </style:style>
    <style:style style:name="T71" style:family="text">
      <style:text-properties style:font-name="Comic Sans MS" fo:font-weight="normal" officeooo:rsid="004ee86b" style:font-weight-asian="normal" style:font-weight-complex="normal"/>
    </style:style>
    <style:style style:name="T72" style:family="text">
      <style:text-properties style:font-name="Comic Sans MS" fo:font-weight="normal" officeooo:rsid="004ee86b" fo:background-color="transparent" loext:char-shading-value="0" style:font-weight-asian="normal" style:font-weight-complex="normal"/>
    </style:style>
    <style:style style:name="T73" style:family="text">
      <style:text-properties style:font-name="Comic Sans MS" officeooo:rsid="001f8fad"/>
    </style:style>
    <style:style style:name="T74" style:family="text">
      <style:text-properties officeooo:rsid="0015f06d"/>
    </style:style>
    <style:style style:name="T75" style:family="text">
      <style:text-properties officeooo:rsid="0055f116"/>
    </style:style>
    <style:style style:name="T76" style:family="text">
      <style:text-properties officeooo:rsid="00581351"/>
    </style:style>
    <style:style style:name="T77" style:family="text">
      <style:text-properties officeooo:rsid="00599a10"/>
    </style:style>
    <style:style style:name="T78" style:family="text">
      <style:text-properties officeooo:rsid="00690472"/>
    </style:style>
    <style:style style:name="T79" style:family="text">
      <style:text-properties fo:background-color="#ffff00" loext:char-shading-value="0"/>
    </style:style>
    <style:style style:name="T80" style:family="text">
      <style:text-properties officeooo:rsid="006e9dcf" fo:background-color="#ffff00" loext:char-shading-value="0"/>
    </style:style>
    <style:style style:name="T81" style:family="text">
      <style:text-properties fo:background-color="#ffff00" loext:char-shading-value="0"/>
    </style:style>
    <style:style style:name="T82" style:family="text">
      <style:text-properties officeooo:rsid="00724e6d" fo:background-color="#ffff00" loext:char-shading-value="0"/>
    </style:style>
    <style:style style:name="T83" style:family="text">
      <style:text-properties officeooo:rsid="00724e6d" fo:background-color="#ffff00" loext:char-shading-value="0"/>
    </style:style>
    <style:style style:name="T84" style:family="text">
      <style:text-properties officeooo:rsid="00700180"/>
    </style:style>
    <style:style style:name="T85" style:family="text">
      <style:text-properties officeooo:rsid="0071abe8"/>
    </style:style>
    <style:style style:name="T86" style:family="text">
      <style:text-properties officeooo:rsid="00724e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LogicaAlgoritmoJavaScript</text:p>
      <text:p text:style-name="P33"><text:span text:style-name="T2">$</text:span><text:span text:style-name="T1">npm install readline-sync</text:span> →<text:span text:style-name="T48"> para o terminal aceitar input no node.js</text:span></text:p>
      <text:p text:style-name="P25">COMANDOS DE ENTRADA/SAÍDA E VARIÁVEIS</text:p>
      <text:p text:style-name="P11"><text:span text:style-name="T1">ex001 </text:span><text:span text:style-name="T51">→ MENSAGEM: Desenvolva um programa que pergunte qual </text:span><text:span text:style-name="T55">é</text:span><text:span text:style-name="T51"> o nome do usuário e no final mostre uma mensagem com o nome do usuário que foi digitado. Use o comando de entra e saída “console.log”.</text:span></text:p>
      <text:p text:style-name="P11"><text:span text:style-name="T1">ex002 </text:span><text:span text:style-name="T51">→ SOMA: Desenvola um programa que solicite ao usuário digitar dois números e no final apresente o resultado da soma entre os dois números.</text:span></text:p>
      <text:p text:style-name="P11"><text:span text:style-name="T1">ex003</text:span><text:span text:style-name="T51"> → MEDIA: Desenvola um programa que solicite ao usuário digitar dois números e no final apresente o resultado da média entre os dois números.</text:span></text:p>
      <text:p text:style-name="P25">OPERADORES LÓGICOS</text:p>
      <text:p text:style-name="P11"><text:span text:style-name="T1">ex004 </text:span><text:span text:style-name="T51">→ TESTE DOS TRIANGULOS: Desenvolva um programa que solicite ao usuário digitar o valor de três lados de uma forma geométrica. </text:span><text:span text:style-name="T52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26"><text:span text:style-name="T56">E</text:span>XERCÍCIOS DA <text:s/>CREUZA</text:p>
      <text:p text:style-name="P12"><text:span text:style-name="T1">ex005</text:span><text:span text:style-name="T51"> → IDADE DE CREUZA: Creuza está fazendo aniversário, mas não sabe quantas velas colocar no bolo. Ela sabe apenas o ano do seu nascimento. Ajude Creuza a solucionar este problema.</text:span></text:p>
      <text:p text:style-name="P12"><text:span text:style-name="T1">ex006 </text:span><text:span text:style-name="T51">→ DÓLARES DA CREUZA: Creuza vai viajar para os Estados Unidos e quer saber quanto vai levar em dólares. Ajude ela a descobrir quanto vai levar.</text:span></text:p>
      <text:p text:style-name="P13"><text:span text:style-name="T1">ex007 </text:span><text:span text:style-name="T51">→ </text:span><text:span text:style-name="T53">TEMPERATURA DA CREUZA: </text:span><text:span text:style-name="T51">Creuza chegou nos EUA olhou para o termômetro e viu 100 graus Fahrenheit, mas ela quer saber quanto é esta temperatura em Graus Celsius. Ajude Creuza.</text:span></text:p>
      <text:p text:style-name="P13"><text:span text:style-name="T1">ex008 </text:span><text:span text:style-name="T51">→ IMPOSTO DA CREUZA: Creuza Comprou muita muamba e quer saber quanto vai pagar de imposto.</text:span></text:p>
      <text:p text:style-name="P13"><text:span text:style-name="T6">ex009 </text:span><text:span text:style-name="T54">→ </text:span><text:span text:style-name="T51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27">ESTRUTURAS CONDICIONAIS <text:span text:style-name="T57">SIMPLES</text:span></text:p>
      <text:p text:style-name="P14"><text:span text:style-name="T1">ex010 </text:span>→ CALCULO IDADE: Desenvolva um programa em que o usuário digite o ano de nascimento e o programa mostre a idade do usuário e uma mensagem informando se ele já atingiu a maioridade.</text:p>
      <text:p text:style-name="P34">ESTRUTURAS CONDICIONAIS <text:span text:style-name="T60">COMPOSTA</text:span></text:p>
      <text:p text:style-name="P14"><text:span text:style-name="T1">ex01</text:span><text:span text:style-name="T13">1</text:span> → PAR OU ÍMPAR: Desenvolva um programa que o usuário digite um valor e o programa informe se aquele valor é par ou ímpar.</text:p>
      <text:p text:style-name="P14"><text:span text:style-name="T25">ex0</text:span><text:span text:style-name="T33">12</text:span><text:span text:style-name="T46"> → CÁLCULO IMC:</text:span> Desenvolva um programa em que o usuário digite o seu peso e altura e o programa informe o IMC do usuário e se ele está dentro do peso ideal ou fora do peso ideal. Dica: faixa de peso ideal entre 18.5 e 25.</text:p>
      <text:p text:style-name="P14"><text:span text:style-name="T25">ex01</text:span><text:span text:style-name="T34">3</text:span><text:span text:style-name="T25"> </text:span><text:span text:style-name="T46">→ APTO CARTEIRA:</text:span> Desenvolva um programa em que o usuário digite o seu ano de nascimento e o programa informe se o usuário está apto ou inapto a tirar a carteira de trânsito. Considerando apto o usuário maior de idade.</text:p>
      <text:p text:style-name="P15"><text:soft-page-break/><text:span text:style-name="T25">ex0</text:span><text:span text:style-name="T34">14</text:span><text:span text:style-name="T46"> → ALUNO APROVADO REPROVADO:</text:span> Desenvolva um programa em que o usuário digite duas notas e o mostre a média das notas e se o aluno está aprovado ou reprovado. Considerando aprovado o aluno com média maior igual a sete.</text:p>
      <text:p text:style-name="P31"><text:span text:style-name="T61">ESTRUTURAS CONDICIONAIS </text:span><text:span text:style-name="T62">COMPOSTAS ANINHADAS</text:span></text:p>
      <text:p text:style-name="P20"><text:span text:style-name="T66">ex0</text:span><text:span text:style-name="T67">15</text:span><text:span text:style-name="T72"> → ALUNO APROVADO REPROVADO:</text:span><text:span text:style-name="T71"> Desenvolva um programa em que o usuário digite duas notas e o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20"><text:span text:style-name="T63">ex0</text:span><text:span text:style-name="T65">16</text:span><text:span text:style-name="T63"> </text:span><text:span text:style-name="T68">→ CÁLCULO IMC: </text:span><text:span text:style-name="T69">Desenvolva </text:span><text:span text:style-name="T68">um programa que leia o peso e a estatura de uma pessoa, determine o seu IMC e classifique de acordo com a </text:span><text:span text:style-name="T70">tabela</text:span><text:span text:style-name="T68"> abaixo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9">IMC</text:p>
          </table:table-cell>
          <table:covered-table-cell/>
        </table:table-row>
        <table:table-row>
          <table:table-cell table:style-name="Tabela1.A2" office:value-type="string">
            <text:p text:style-name="P40">Menor que 17</text:p>
          </table:table-cell>
          <table:table-cell table:style-name="Tabela1.B2" office:value-type="string">
            <text:p text:style-name="P40">MUITO ABAIXO DO PESO</text:p>
          </table:table-cell>
        </table:table-row>
        <table:table-row>
          <table:table-cell table:style-name="Tabela1.A2" office:value-type="string">
            <text:p text:style-name="P40">Maior igual a 17 e menor que 18.5</text:p>
          </table:table-cell>
          <table:table-cell table:style-name="Tabela1.B2" office:value-type="string">
            <text:p text:style-name="P40">ABAIXO DO PESO</text:p>
          </table:table-cell>
        </table:table-row>
        <table:table-row>
          <table:table-cell table:style-name="Tabela1.A2" office:value-type="string">
            <text:p text:style-name="P40">Maior igual a 18.5 e menor que 25</text:p>
          </table:table-cell>
          <table:table-cell table:style-name="Tabela1.B2" office:value-type="string">
            <text:p text:style-name="P40">PESO IDEAL</text:p>
          </table:table-cell>
        </table:table-row>
        <table:table-row>
          <table:table-cell table:style-name="Tabela1.A2" office:value-type="string">
            <text:p text:style-name="P40">Maior igual a 25 e menor que 30</text:p>
          </table:table-cell>
          <table:table-cell table:style-name="Tabela1.B2" office:value-type="string">
            <text:p text:style-name="P40">SOBREPESO</text:p>
          </table:table-cell>
        </table:table-row>
        <table:table-row>
          <table:table-cell table:style-name="Tabela1.A2" office:value-type="string">
            <text:p text:style-name="P40">Maior igual a 30 e menor que 35</text:p>
          </table:table-cell>
          <table:table-cell table:style-name="Tabela1.B2" office:value-type="string">
            <text:p text:style-name="P40">OBESIDADE</text:p>
          </table:table-cell>
        </table:table-row>
        <table:table-row>
          <table:table-cell table:style-name="Tabela1.A2" office:value-type="string">
            <text:p text:style-name="P40">Maior igual a 35 e menor que 40</text:p>
          </table:table-cell>
          <table:table-cell table:style-name="Tabela1.B2" office:value-type="string">
            <text:p text:style-name="P40">OBESIDADE SEVERA</text:p>
          </table:table-cell>
        </table:table-row>
        <table:table-row>
          <table:table-cell table:style-name="Tabela1.A2" office:value-type="string">
            <text:p text:style-name="P40">Maior igual a 40</text:p>
          </table:table-cell>
          <table:table-cell table:style-name="Tabela1.B2" office:value-type="string">
            <text:p text:style-name="P40">OBESIDADE MORBIDA</text:p>
          </table:table-cell>
        </table:table-row>
      </table:table>
      <text:p text:style-name="P35"/>
      <text:p text:style-name="P16"><text:span text:style-name="T1">ex0</text:span><text:span text:style-name="T14">17</text:span> → DEPENDENTES FUNCIONÁRIO: Desenvolva 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16"><text:span text:style-name="T25">ex0</text:span><text:span text:style-name="T34">18</text:span><text:span text:style-name="T46"> → APROVEITAMENTO DE UM ALUNO:</text:span> Desenvolva um programa em que o usuário digite duas notas e o programa apresente a média das notas e o aproveitamento do aluno, sendo: se a nota for maior ou igual a nove, aproveitamento A; <text:s/>se a nota for maior ou igual a sete, aproveitamento B; se a nota for maior ou igual a cinco, aproveitamento C; se a nota for maior ou igual a 3, aproveitamento D; se a nota for maior ou igual a um, aproveitamento E; e se a nota for menor do que um, aproveitamento F.</text:p>
      <text:p text:style-name="P16"><text:span text:style-name="T1">ex0</text:span><text:span text:style-name="T14">19</text:span> → BANGU x MADUREIRA: Desenvolva 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28">ESTRUTURAS DE ESCOLHA CASO</text:p>
      <text:p text:style-name="P21"><text:span text:style-name="T63">ex0</text:span><text:span text:style-name="T64">2</text:span><text:span text:style-name="T65">0</text:span><text:span text:style-name="T63"> </text:span><text:span text:style-name="T68">→ CRIAN</text:span><text:span text:style-name="T73">Ç</text:span><text:span text:style-name="T68">A ESPERAN</text:span><text:span text:style-name="T73">Ç</text:span><text:span text:style-name="T68">A: </text:span><text:span text:style-name="T69">Desenvolva </text:span><text:span text:style-name="T68">um programa </text:span><text:span text:style-name="T73">em </text:span><text:span text:style-name="T68">que </text:span><text:span text:style-name="T73">o usuário escolha quanto será a sua doação e no final o programa apresente uma mensagem de quanto foi a doação. Dica de página inicial: </text:span></text:p>
      <text:p text:style-name="P37">"Muito Obrigado por ajudar "</text:p>
      <text:p text:style-name="P38">"[1] para doar R$10 "</text:p>
      <text:p text:style-name="P38">"[2] para doar R$25 "</text:p>
      <text:p text:style-name="P38"><text:soft-page-break/>"[3] para doas R$50 "</text:p>
      <text:p text:style-name="P38">"[4] para doar outros valores "</text:p>
      <text:p text:style-name="P38">"[5] para cancelar "</text:p>
      <text:p text:style-name="P32">Caso o usuário escolha “outros valores” o programa deverá informa no final quanto foi esse valor, conforme o valor inserido pelo usuário.</text:p>
      <text:p text:style-name="P41">ESTRUTURAS DE REPETIÇÃO “while”</text:p>
      <text:p text:style-name="P17"><text:span text:style-name="T15">ex0</text:span><text:span text:style-name="T16">2</text:span><text:span text:style-name="T17">1</text:span><text:span text:style-name="T15"> </text:span><text:span text:style-name="T74">→ </text:span>CONTE ATÉ 10: Desenvolva um programa que conte de 0 até 10. Use a estrutura de repetição “<text:span text:style-name="T75">while</text:span>”.</text:p>
      <text:p text:style-name="P17"><text:span text:style-name="T15">ex0</text:span><text:span text:style-name="T16">2</text:span><text:span text:style-name="T17">2</text:span><text:span text:style-name="T15"> </text:span><text:span text:style-name="T74">→ </text:span>CONTE <text:span text:style-name="T75">DE 10 </text:span>ATÉ 0: Desenvolva um programa que conte de 10 até 0. Use a estrutura de repetição “<text:span text:style-name="T75">while</text:span>”.</text:p>
      <text:p text:style-name="P17"><text:span text:style-name="T15">ex0</text:span><text:span text:style-name="T16">2</text:span><text:span text:style-name="T17">3</text:span><text:span text:style-name="T15"> </text:span><text:span text:style-name="T74">→ </text:span>CONTE DE 0 ATÉ ONDE QUISER: Desenvolva um programa que conte de 0 até onde quiser. O usuário também deve escolher de quanto será o pulo. Use a estrutura de repetição “<text:span text:style-name="T75">while</text:span>”.</text:p>
      <text:p text:style-name="P17"><text:span text:style-name="T15">ex0</text:span><text:span text:style-name="T16">2</text:span><text:span text:style-name="T17">4</text:span><text:span text:style-name="T15"> </text:span><text:span text:style-name="T74">→ </text:span>SOMADOR NUMÉRICO: Desenvolva um programa em que o usuário digite cinco valores e no final o programa apresente a soma total dos valores digitados. Use a estrutura de repetição “<text:span text:style-name="T75">while</text:span>”.</text:p>
      <text:p text:style-name="P18"><text:span text:style-name="T15">ex0</text:span><text:span text:style-name="T16">2</text:span><text:span text:style-name="T18">5</text:span><text:span text:style-name="T15"> </text:span><text:span text:style-name="T74">→ SOMADOR MAIOR MENOR: Desenvolva um programa em que o usuário digite cinco valores e no final o programa apresente a soma total dos valores digitados, qual o maior valor e qual o menor valor digitado. Use a estrutura de repetição “while”.</text:span></text:p>
      <text:p text:style-name="P19"><text:span text:style-name="T15">ex0</text:span><text:span text:style-name="T16">2</text:span><text:span text:style-name="T19">6</text:span><text:span text:style-name="T15"> </text:span><text:span text:style-name="T74">→ </text:span><text:span text:style-name="T46">CONVERSÃO MOEDA N VEZES</text:span>: 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76">while</text:span>”.</text:p>
      <text:p text:style-name="P19"><text:span text:style-name="T15">ex0</text:span><text:span text:style-name="T16">2</text:span><text:span text:style-name="T19">7</text:span><text:span text:style-name="T15"> </text:span><text:span text:style-name="T74">→ </text:span>CONTADOR INTELIGENTE: Desenvolva um programa em que o usuário digite o valor inicial e o valor final de uma contagem a ser mostrada pelo programa. Se o valor final for maior do que o inicial, a contagem será progressiva, caso contrário, a contagem será regressiva. Use a estrutura de repetição “<text:span text:style-name="T77">while</text:span>”.</text:p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23">ESTRUTURAS DE REPETIÇÃO - “<text:span text:style-name="T45">do”</text:span></text:p>
      <text:p text:style-name="P1"><text:span text:style-name="T1">ex029 </text:span>→ MINHA TABUADA: Desenvol<text:span text:style-name="T49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49">v</text:span>a um programa <text:span text:style-name="T41">que receba até cinco números e no final mostre quantos números negativos foram digitados. </text:span>Use o laço de repetição “do”.</text:p>
      <text:p text:style-name="P2"><text:span text:style-name="T25">ex03</text:span><text:span text:style-name="T26">1</text:span><text:span text:style-name="T25"> </text:span>→ FATORIAL: Desenvol<text:span text:style-name="T49">v</text:span>a um programa <text:span text:style-name="T42">em que o usuário digite um número e o programa mostre o fatorial desse número. </text:span>Use o laço de repetição “do”.</text:p>
      <text:p text:style-name="P3"><text:span text:style-name="T25">ex03</text:span><text:span text:style-name="T27">2</text:span><text:span text:style-name="T25"> </text:span><text:span text:style-name="T46">→ </text:span>FATORIAL REPETICAO: Desenvol<text:span text:style-name="T49">v</text:span>a um programa <text:span text:style-name="T42">em que o usuário digite um número e o programa mostre o fatorial desse número e no final pergunte se o usuário quer repetir a operação. </text:span>Use o laço de repetição “do”.</text:p>
      <text:p text:style-name="P3"><text:span text:style-name="T25">ex03</text:span><text:span text:style-name="T27">3</text:span><text:span text:style-name="T25"> </text:span><text:span text:style-name="T46">→</text:span> NUMERO PRIMO: Desenvol<text:span text:style-name="T49">v</text:span>a um programa <text:span text:style-name="T42">em que o usuário digite um número e mostre como resultado se esse número é primo ou não. Dica: um número primo é aquele que só pode ser dividido por um e por ele mesmo. </text:span>Use o laço de repetição “do”.</text:p>
      <text:p text:style-name="P4"><text:soft-page-break/><text:span text:style-name="T25">ex03</text:span><text:span text:style-name="T27">4</text:span><text:span text:style-name="T1"> </text:span>→ SUPER CONTADOR: Desenvol<text:span text:style-name="T49">v</text:span>a um programa <text:span text:style-name="T42">em que o usuário escolha em um menu se quer contar de 0 a 10 ou de 10 a 0. </text:span>Use o laço de repetição “do”.</text:p>
      <text:p text:style-name="P5"><text:span text:style-name="T25">ex03</text:span><text:span text:style-name="T28">5</text:span><text:span text:style-name="T1"> </text:span>→ ESCOLHENDO PESSOAS: Desenvol<text:span text:style-name="T49">v</text:span>a um programa <text:span text:style-name="T42">em que realize o cadastro de homens e mulheres, suas idades e a cor da pele. No final mostre total de homens com mais de 18 anos e cabelos castanhos e o t</text:span>otal de mulheres entre 25 e 30 <text:span text:style-name="T43">anos</text:span> e cabelos loiros. <text:span text:style-name="T44">Menu da cor da pele: </text:span>Preto, Castanho, Loiro <text:span text:style-name="T44">e </text:span>Ruivo. Use o laço de repetição “do”.</text:p>
      <text:p text:style-name="P22">ESTRUTURAS DE REPETIÇÃO “<text:span text:style-name="T45">for”</text:span></text:p>
      <text:p text:style-name="P5"><text:span text:style-name="T25">ex03</text:span><text:span text:style-name="T29">6</text:span><text:span text:style-name="T1"> </text:span>→ CONTAR 1 ATE 10 PARA: Desenvol<text:span text:style-name="T49">v</text:span>a um programa <text:span text:style-name="T42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49">v</text:span>a um programa <text:span text:style-name="T42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49">v</text:span>a um programa <text:span text:style-name="T42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49">v</text:span>a um programa <text:span text:style-name="T42">em que o usuário digite até 6 valores e no final o programa apresente o total de valores entre 0 e 10; e a</text:span> soma d<text:span text:style-name="T50">esses</text:span> valores <text:span text:style-name="T50">entre 0 e 10 que forem</text:span> impares. <text:span text:style-name="T42">Use a estrutura de repetiçao “for”.</text:span></text:p>
      <text:p text:style-name="P8"><text:span text:style-name="T25">ex0</text:span><text:span text:style-name="T30">40</text:span><text:span text:style-name="T1"> </text:span>→ COMBINACOES: Desenvol<text:span text:style-name="T49">v</text:span>a um programa <text:span text:style-name="T42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49">v</text:span>a um programa <text:span text:style-name="T42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50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24">PROCEDIMENTOS - ROTINAS</text:p>
      <text:p text:style-name="P8"><text:span text:style-name="T1">ex0</text:span><text:span text:style-name="T7">41</text:span><text:span text:style-name="T1"> </text:span>→ DETECTOR PESADO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8"><text:span text:style-name="T1">ex0</text:span><text:span text:style-name="T7">42</text:span><text:span text:style-name="T1"> </text:span>→ FAZ SOMA PROCEDIMENTO: Crie um programa que receba dois valores e apresente a soma entre os dois valores inseridos. Use estrutura de procedimento com passagem de parâmetro por valor.</text:p>
      <text:p text:style-name="P8"><text:span text:style-name="T1">ex0</text:span><text:span text:style-name="T7">43</text:span><text:span text:style-name="T1"> </text:span>→ PAR OU IMPAR PROCEDIMENTO: Elabore um programa que o usuário digite um valor e o programa informe se aquele valor é par ou ímpar. Use estrutura de procedimento com passagem de parâmetro por valor.</text:p>
      <text:p text:style-name="P8"><text:span text:style-name="T1">ex0</text:span><text:span text:style-name="T7">44</text:span><text:span text:style-name="T1"> </text:span>→ SEQUÊNCIA DE FIBONACCI REFERENCIA: Construa um programa que mostre os 15 primeiros números da sequência de Fibonacci. Use estrutura de procedimento com passagem de parâmetro por referência.</text:p>
      <text:p text:style-name="P24">FUNÇÕES</text:p>
      <text:p text:style-name="P8"><text:span text:style-name="T1">ex0</text:span><text:span text:style-name="T8">45</text:span><text:span text:style-name="T1"> </text:span>→ SOMA FUNÇÃO: Desenvolva um programa em que o usuário digite dois valores e esses valores sejam passados para uma função. Essa função deve retornar a soma dos valores inseridos.</text:p>
      <text:p text:style-name="P8"><text:soft-page-break/><text:span text:style-name="T1">ex0</text:span><text:span text:style-name="T9">46</text:span> → <text:span text:style-name="T46">PAR IMPAR FUNÇÃO</text:span>: Construa um programa que tenha uma função que receba um valor e retorne se o valor é par ou ímpar.</text:p>
      <text:p text:style-name="P8"><text:span text:style-name="T1">ex0</text:span><text:span text:style-name="T10">47</text:span> → <text:span text:style-name="T46">FATORIAL FUNÇÃO</text:span>: Elabore um programa o qual o usuário digite um número e o programa tenha uma função que retorne o fatorial do número digitado pelo usuário.</text:p>
      <text:p text:style-name="P9"><text:span text:style-name="T25">ex0</text:span><text:span text:style-name="T31">48</text:span><text:span text:style-name="T46"> → SEQUÊNCIA DE FIBONACCI FUNÇÃO:</text:span> Crie um programa que o usuário digite <text:span text:style-name="T58">os </text:span>dois valores <text:span text:style-name="T58">iniciais da </text:span>sequência de Fibonacci e o programa tenha uma função que retorne os valores seguintes <text:span text:style-name="T58">da </text:span>sequência de Fibonacci.</text:p>
      <text:p text:style-name="P8"><text:span text:style-name="T25">ex0</text:span><text:span text:style-name="T32">49</text:span><text:span text:style-name="T25"> </text:span><text:span text:style-name="T46">→ ANALISADOR DE STRINGS:</text:span>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text:tab/></text:p>
      <text:p text:style-name="P29">VETORES – VARIÁVEIS COMPOSTAS</text:p>
      <text:p text:style-name="P8"><text:span text:style-name="T1">ex05</text:span><text:span text:style-name="T11">0</text:span><text:span text:style-name="T1"> </text:span>→TESTE VETOR: Desenvolva um programa em que o usuário digite seis valores e o programa apresente os seis vetores. Use variáveis compostas (vetores/<text:span text:style-name="T59">arrays</text:span>).</text:p>
      <text:p text:style-name="P10"><text:span text:style-name="T1">ex0</text:span><text:span text:style-name="T12">51</text:span> → <text:span text:style-name="T46">VALORES PARES VETORES</text:span>: Crie um programa em que o usuário digite sete valores e no final o programa mostre a quantidade de valores pares digitados. Use variáveis compostas (vetores/<text:span text:style-name="T59">arrays</text:span>).</text:p>
      <text:p text:style-name="P10"><text:span text:style-name="T1">ex0</text:span><text:span text:style-name="T20">52</text:span><text:span text:style-name="T1"> </text:span>→ VALORES PARES VETORES 2: Elabore um programa em que o usuário digite sete valores e no final o programa mostre a quantidade de valores pares digitados e a posição de cada valor par digitado. Use variáveis compostas (vetores/<text:span text:style-name="T59">arrays</text:span>).</text:p>
      <text:p text:style-name="P10"><text:span text:style-name="T1">ex0</text:span><text:span text:style-name="T21">53</text:span> → <text:span text:style-name="T46">LISTAGEM DA TURMA:</text:span> Crie um programa em que sejam cadastrados os nomes de 4 alunos, e duas notas para cada aluno cadastrado. Ao final o programa deve apresentar <text:span text:style-name="T78">um relatório que tenha:</text:span></text:p>
      <text:p text:style-name="P36">- <text:span text:style-name="T78">U</text:span>ma lista com os nomes de cada aluno e suas respectivas médias;</text:p>
      <text:p text:style-name="P36">- <text:span text:style-name="T78">O</text:span>utra lista com os nomes e o status de suas médias. Caso o aluno tenha média maior ou igual a 7, aluno aprovado, caso a nota seja menor do que 7, aluno reprovado. A lista de status deverá conter o nome seguido do status de cada usuário cadastrado;</text:p>
      <text:p text:style-name="P36">- <text:span text:style-name="T78">A </text:span>quantidade de alunos com a média maior do que a média da turma e a média da turma. Use variáveis compostas (vetores).</text:p>
      <text:p text:style-name="P8"><text:span text:style-name="T25">ex0</text:span><text:span text:style-name="T35">54</text:span><text:span text:style-name="T46"> → SÓ COM C:</text:span> Elabore um programa que sejam cadastrados 10 nomes de usuários. No final o programa deve apresentar uma lista com os nomes que começam com a letra “C”.</text:p>
      <text:p text:style-name="P8"><text:span text:style-name="T1">ex0</text:span><text:span text:style-name="T22">55</text:span> → ORDENA VETOR: Construa um programa em que o usuário digite 10 valores de forma aleatória e no final o programa apresente os valores em ordem crescente.</text:p>
      <text:p text:style-name="P8"><text:span text:style-name="T38">ex0</text:span><text:span text:style-name="T37">56</text:span><text:span text:style-name="T47"> → CAMPEONATO FUTEBOL:</text:span> Desenvolva um programa em que seja cadastrado 3 times e no final seja mostrado uma tabela com os confrontos entre os times.</text:p>
      <text:p text:style-name="P8"><text:span text:style-name="T1">ex0</text:span><text:span text:style-name="T23">57</text:span> → CORRIGINDO PROVAS: Elabore um programa que seja cadastrado um gabarito com 5 questões. Cadastre também 3 alunos e as 5 resposta de cada aluno. Cada resposta correta do aluno valerá 2 pontos. No final o programa deve mostrar a lista com o nome dos alunos e a nota de cada aluno. Também deverá ser mostrado a média final da turma.</text:p>
      <text:p text:style-name="P8"><text:span text:style-name="T1">ex0</text:span><text:span text:style-name="T24">58</text:span> → <text:span text:style-name="T47">RESERVAR CINEMA</text:span>: Crie um programa que simule a reserva de cadeiras de um cinema. No total serão 10 cadeiras. Quando o usuario escolher qual a sua cadeira, deverá ser apresentado quais as cadeiras estão livres e quais estão ocupadas. Caso o usuário escolha uma cadeira já ocupada, <text:soft-page-break/>uma mensagem devera notificá-lo que a sua opção já foi escolhida e deverá perguntar se ele quer escolher outra. O programa sera encerrado quando o usuário optar por não escolher mais cadeiras.</text:p>
      <text:p text:style-name="P24">VARIÁVEIS COMPOSTAS HOMOGÊNEAS MULTIDIMENSIONAIS (MATRIZES)</text:p>
      <text:p text:style-name="P8"><text:span text:style-name="T81">ex0</text:span><text:span text:style-name="T83">59</text:span><text:span text:style-name="T81"> → MATRIZ 3x2:</text:span> Desenvolva um programa que solicite ao usuario inserir valores numa matriz de ordem 3x2. No final o programa deverá apresentar os valores inseridos pelo usuário.</text:p>
      <text:p text:style-name="P8">ex071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8">ex072 → MATRIZ_IDENTIDADE 3x3: Elabore um programa que mostre uma matriz identidade de ordem 3x3.</text:p>
      <text:p text:style-name="P8">ex073 → MATRIZ 4x4: Construa um programa que o usuario insira valores numa matriz de ordem 4x4. O programa deverá apresentar o valores da matriz; a soma da Diagonal Principal, o produto da segunda linha e o maior valor da terceira coluna.</text:p>
      <text:p text:style-name="P8">ex074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8">ex075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9-09T19:51:51.847030503</dc:date>
    <meta:editing-duration>PT20H30M8S</meta:editing-duration>
    <meta:editing-cycles>32</meta:editing-cycles>
    <meta:generator>LibreOffice/6.1.5.2$Linux_X86_64 LibreOffice_project/10$Build-2</meta:generator>
    <meta:document-statistic meta:table-count="1" meta:image-count="0" meta:object-count="0" meta:page-count="6" meta:paragraph-count="107" meta:word-count="2867" meta:character-count="16090" meta:non-whitespace-character-count="13323"/>
  </office:meta>
</office:document-meta>
</file>